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8];[.K39];[.K40];[.K96];[.K97])" office:value-type="float" office:value="168400" calcext:value-type="float">
            <text:p>168400</text:p>
          </table:table-cell>
          <table:table-cell table:formula="of:=SUM([.H4];[.H34];[.H63];[.H95];[.H128])" office:value-type="float" office:value="2657.53623188406" calcext:value-type="float">
            <text:p>2657.536231884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5];[.G64];[.G94])" office:value-type="float" office:value="148000" calcext:value-type="float">
            <text:p>148000</text:p>
          </table:table-cell>
          <table:table-cell table:formula="of:=SUM([.H5];[.H35];[.H64];[.H96];[.H129])" office:value-type="float" office:value="2657.53623188406" calcext:value-type="float">
            <text:p>2657.5362318841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20400" calcext:value-type="float">
            <text:p>20400</text:p>
          </table:table-cell>
          <table:table-cell table:formula="of:=SUM([.H6];[.H36];[.H65];[.H97];[.H130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400" calcext:value-type="float">
            <text:p>10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7];[.H66];[.H98];[.H131])" office:value-type="float" office:value="6364.27969132317" calcext:value-type="float">
            <text:p>6364.2796913232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6500" calcext:value-type="float">
            <text:p>-65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8];[.H67];[.H99];[.H132])" office:value-type="float" office:value="5973.37060041408" calcext:value-type="float">
            <text:p>5973.3706004141</text:p>
          </table:table-cell>
        </table:table-row>
        <table:table-row table:style-name="ro12">
          <table:table-cell table:number-columns-repeated="7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200" calcext:value-type="float">
            <text:p>-5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9];[.H68];[.H100];[.H133])" office:value-type="float" office:value="5976.77969132317" calcext:value-type="float">
            <text:p>5976.7796913232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0];[.H69];[.H101];[.H134])" office:value-type="float" office:value="4074.40579710145" calcext:value-type="float">
            <text:p>4074.4057971015</text:p>
          </table:table-cell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7200" calcext:value-type="float">
            <text:p>-72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1];[.H70];[.H102];[.H135])" office:value-type="float" office:value="5940.47016751365" calcext:value-type="float">
            <text:p>5940.470167513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32];[.C32];[.E32];[.F32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2];[.H71];[.H103];[.H136])" office:value-type="float" office:value="5601.77969132317" calcext:value-type="float">
            <text:p>5601.7796913232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32:.F32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N40];[.H72];[.H104];[.H137])" office:value-type="float" office:value="3339.04865424431" calcext:value-type="float">
            <text:p>3339.0486542443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4];[.H73];[.H105];[.H138])" office:value-type="float" office:value="5651.2362130623" calcext:value-type="float">
            <text:p>5651.2362130623</text:p>
          </table:table-cell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M17];[.H45];[.H74];[.H106];[.H139])" office:value-type="float" office:value="9656.73743647657" calcext:value-type="float">
            <text:p>9656.7374364766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6];[.H75];[.H107];[.H140])" office:value-type="float" office:value="6364.27969132317" calcext:value-type="float">
            <text:p>6364.2796913232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2:.F32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table:number-columns-repeated="2"/>
          <table:table-cell table:formula="of:=SUM([.H17];[.H47];[.H76];[.H108];[.H141])" office:value-type="float" office:value="4865.91012610578" calcext:value-type="float">
            <text:p>4865.9101261058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Վահե</text:p>
          </table:table-cell>
          <table:table-cell table:style-name="ce5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8];[.H48];[.H77];[.H109];[.H142])" office:value-type="float" office:value="5592.6130246565" calcext:value-type="float">
            <text:p>5592.6130246565</text:p>
          </table:table-cell>
        </table:table-row>
        <table:table-row table:style-name="ro12">
          <table:table-cell table:number-columns-repeated="7"/>
          <table:table-cell table:formula="of:=SUM([.B32];[.C32];[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Տաթև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19];[.H49];[.H78];[.H110];[.H143])" office:value-type="float" office:value="6364.27969132317" calcext:value-type="float">
            <text:p>6364.2796913232</text:p>
          </table:table-cell>
        </table:table-row>
        <table:table-row table:style-name="ro12">
          <table:table-cell table:number-columns-repeated="7"/>
          <table:table-cell table:formula="of:=SUM([.B32])" office:value-type="float" office:value="387.5" calcext:value-type="float">
            <text:p>387.5</text:p>
          </table:table-cell>
          <table:table-cell office:value-type="string" calcext:value-type="string">
            <text:p>Մովսես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formula="of:=SUM([.H20];h#REF!;[.H79];[.H111];[.H144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C32];[.D32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21];h#REF!;[.H82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2];h#REF!;[.H82];[.H114];[.H147])" office:value-type="string" office:string-value="" calcext:value-type="error">
            <text:p>Err:509</text:p>
          </table:table-cell>
        </table:table-row>
        <table:table-row table:style-name="ro12">
          <table:table-cell table:number-columns-repeated="7"/>
          <table:table-cell table:formula="of:=SUM([.D32:.F32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3];[.H83];[.H115];[.H148])" office:value-type="float" office:value="3022.54140786749" calcext:value-type="float">
            <text:p>3022.5414078675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4];[.H51];[.H84];[.H116];[.H149])" office:value-type="float" office:value="6364.27969132317" calcext:value-type="float">
            <text:p>6364.27969132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5];[.H52];[.H85];[.H117];[.H150])" office:value-type="float" office:value="5620.8014304536" calcext:value-type="float">
            <text:p>5620.8014304536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style-name="ce16" table:formula="of:=SUM([.H26];[.H53];[.H86];[.H118];[.H151])" office:value-type="float" office:value="5588.29625447017" calcext:value-type="float">
            <text:p>5588.2962544702</text:p>
          </table:table-cell>
        </table:table-row>
        <table:table-row table:style-name="ro12">
          <table:table-cell table:number-columns-repeated="7"/>
          <table:table-cell table:formula="of:=SUM([.B32];[.C32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16" table:formula="of:=SUM([.H27];[.H54];[.H87];[.H119];[.H152])" office:value-type="float" office:value="5616.09128552607" calcext:value-type="float">
            <text:p>5616.0912855261</text:p>
          </table:table-cell>
        </table:table-row>
        <table:table-row table:style-name="ro12">
          <table:table-cell table:number-columns-repeated="7"/>
          <table:table-cell table:formula="of:=SUM([.B32:.D32];[.F32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6" table:formula="of:=SUM([.H28];[.H55];[.H88];[.H120];[.H153])" office:value-type="float" office:value="6364.27969132317" calcext:value-type="float">
            <text:p>6364.2796913232</text:p>
          </table:table-cell>
        </table:table-row>
        <table:table-row table:style-name="ro12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5700" calcext:value-type="float">
            <text:p>-5700</text:p>
          </table:table-cell>
          <table:table-cell office:value-type="float" office:value="13700" calcext:value-type="float">
            <text:p>13700</text:p>
          </table:table-cell>
          <table:table-cell/>
          <table:table-cell table:style-name="ce16" table:formula="of:=SUM([.H28];[.H56];[.H89];[.H121];[.H154])" office:value-type="float" office:value="38909.9577451534" calcext:value-type="float">
            <text:p>38909.9577451534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2:.F32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1])" office:value-type="float" office:value="28200" calcext:value-type="float">
            <text:p>28200</text:p>
          </table:table-cell>
          <table:table-cell table:number-columns-repeated="2"/>
          <table:table-cell table:style-name="ce15" table:formula="of:=SUM([.K4:.K30])" office:value-type="float" office:value="250800" calcext:value-type="float">
            <text:p>250800</text:p>
          </table:table-cell>
          <table:table-cell table:formula="of:=SUM([.H32];[.H155])" office:value-type="float" office:value="28200" calcext:value-type="float">
            <text:p>28200</text:p>
          </table:table-cell>
          <table:table-cell/>
        </table:table-row>
        <table:table-row table:style-name="ro12">
          <table:table-cell table:number-columns-repeated="8"/>
          <table:table-cell table:style-name="ce29" office:value-type="float" office:value="15800" calcext:value-type="float">
            <text:p>15800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5:.F35])" office:value-type="float" office:value="42400" calcext:value-type="float">
            <text:p>42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F61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61];[.C61];[.E61];[.F61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61:.E61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E61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61:.E61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61:.F61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61:.F61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/>
          <table:table-cell table:formula="of:=[.B35]/22" office:value-type="float" office:value="390.909090909091" calcext:value-type="float">
            <text:p>390.9090909091</text:p>
          </table:table-cell>
          <table:table-cell table:formula="of:=[.C35]/24" office:value-type="float" office:value="350" calcext:value-type="float">
            <text:p>350</text:p>
          </table:table-cell>
          <table:table-cell table:formula="of:=[.D35]/23" office:value-type="float" office:value="360.869565217391" calcext:value-type="float">
            <text:p>360.8695652174</text:p>
          </table:table-cell>
          <table:table-cell table:formula="of:=[.E35]/24" office:value-type="float" office:value="350" calcext:value-type="float">
            <text:p>350</text:p>
          </table:table-cell>
          <table:table-cell table:formula="of:=[.F35]/21" office:value-type="float" office:value="414.285714285714" calcext:value-type="float">
            <text:p>414.2857142857</text:p>
          </table:table-cell>
          <table:table-cell/>
          <table:table-cell table:style-name="ce15" table:formula="of:=SUM([.H36:.H60])" office:value-type="float" office:value="42400" calcext:value-type="float">
            <text:p>42400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4:.F64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91];[.D91];[.E91];[.F91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D91];[.F91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E91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E91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];[.C91];[.E91];[.F91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91:.F91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91:.F91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91:.F91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4]/21" office:value-type="float" office:value="423.809523809524" calcext:value-type="float">
            <text:p>423.8095238095</text:p>
          </table:table-cell>
          <table:table-cell table:formula="of:=[.C64]/23" office:value-type="float" office:value="352.173913043478" calcext:value-type="float">
            <text:p>352.1739130435</text:p>
          </table:table-cell>
          <table:table-cell table:formula="of:=[.D64]/23" office:value-type="float" office:value="356.521739130435" calcext:value-type="float">
            <text:p>356.5217391304</text:p>
          </table:table-cell>
          <table:table-cell table:formula="of:=[.E64]/25" office:value-type="float" office:value="356" calcext:value-type="float">
            <text:p>356</text:p>
          </table:table-cell>
          <table:table-cell table:formula="of:=[.F64]/23" office:value-type="float" office:value="352.173913043478" calcext:value-type="float">
            <text:p>352.1739130435</text:p>
          </table:table-cell>
          <table:table-cell/>
          <table:table-cell table:style-name="ce15" table:formula="of:=SUM([.H65:.H90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/>
          <table:table-cell table:style-name="ce15" table:formula="of:=SUM([.B94:.F94])" office:value-type="float" office:value="35200" calcext:value-type="float">
            <text:p>352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5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21];[.D121];[.E121];[.F121])" office:value-type="float" office:value="1127.53623188406" calcext:value-type="float">
            <text:p>1127.536231884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5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table:number-columns-repeated="2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5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D121];[.F121])" office:value-type="float" office:value="757.971014492754" calcext:value-type="float">
            <text:p>757.9710144928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E121])" office:value-type="float" office:value="1498.36956521739" calcext:value-type="float">
            <text:p>1498.3695652174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];[.C121];[.E121];[.F121])" office:value-type="float" office:value="1107.0652173913" calcext:value-type="float">
            <text:p>1107.0652173913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21:.F121])" office:value-type="float" office:value="1498.36956521739" calcext:value-type="float">
            <text:p>14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21:.F121])" office:value-type="float" office:value="1498.36956521739" calcext:value-type="float">
            <text:p>1498.3695652174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4]/24" office:value-type="float" office:value="366.666666666667" calcext:value-type="float">
            <text:p>366.6666666667</text:p>
          </table:table-cell>
          <table:table-cell table:formula="of:=[.C94]/24" office:value-type="float" office:value="370.833333333333" calcext:value-type="float">
            <text:p>370.8333333333</text:p>
          </table:table-cell>
          <table:table-cell table:formula="of:=[.D94]/23" office:value-type="float" office:value="391.304347826087" calcext:value-type="float">
            <text:p>391.3043478261</text:p>
          </table:table-cell>
          <table:table-cell table:formula="of:=[.E94]/23" office:value-type="float" office:value="369.565217391304" calcext:value-type="float">
            <text:p>369.5652173913</text:p>
          </table:table-cell>
          <table:table-cell table:formula="of:=[.F94]/23" office:value-type="float" office:value="0" calcext:value-type="float">
            <text:p>0</text:p>
          </table:table-cell>
          <table:table-cell/>
          <table:table-cell table:style-name="ce15" table:formula="of:=SUM([.H95:.H120])" office:value-type="float" office:value="34458.3333333333" calcext:value-type="float">
            <text:p>34458.3333333333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1:38:24.396738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7-28T11:39:11.487249239</dc:date>
    <meta:editing-duration>P8DT18H35M21S</meta:editing-duration>
    <meta:editing-cycles>2844</meta:editing-cycles>
    <meta:generator>LibreOffice/4.2.8.2$Linux_X86_64 LibreOffice_project/420m0$Build-2</meta:generator>
    <meta:document-statistic meta:table-count="16" meta:cell-count="7302" meta:object-count="0"/>
  </office:meta>
</office:document-meta>
</file>